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2C3BCBFA237.png" manifest:media-type="image/png"/>
  <manifest:file-entry manifest:full-path="Pictures/1006487B0000677500006775EAF0BF02.svg" manifest:media-type="image/svg+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56cm, 0cm, 4.635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style:style style:name="P3" style:family="paragraph">
      <loext:graphic-properties draw:fill="none" draw:fill-color="#ffffff"/>
      <style:text-properties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style:style style:name="T1" style:family="text">
      <style:text-properties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1.658cm" svg:height="70.984cm" svg:x="9.5cm" svg:y="9.75cm">
          <draw:image xlink:href="Pictures/1006487B0000677500006775EAF0BF02.svg" xlink:type="simple" xlink:show="embed" xlink:actuate="onLoad" draw:mime-type="image/svg+xml">
            <text:p/>
          </draw:image>
          <draw:image xlink:href="Pictures/10000001000002C3000002C3BCBFA237.png" xlink:type="simple" xlink:show="embed" xlink:actuate="onLoad" draw:mime-type="image/png"/>
          <svg:desc>Created with Fabric.js 3.5.0</svg:desc>
        </draw:frame>
        <draw:frame draw:style-name="gr2" draw:text-style-name="P3" draw:layer="layout" svg:width="85.2cm" svg:height="4.25cm" svg:x="16.85cm" svg:y="4cm">
          <draw:text-box>
            <text:p text:style-name="P2"><text:span text:style-name="T1">Projet pilotage d’éclairage scénique Art-Net/DMX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 draw:fill-gradient-name="Gradient_20_1" draw:fill-hatch-name="Red_20_90_20_Degrees_20_Crossed_20_1" draw:fill-image-name="Bitmap_20_1"/>
      <style:paragraph-properties fo:text-align="center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2:04:29.473368307</meta:creation-date>
    <dc:date>2026-02-06T12:16:56.989074877</dc:date>
    <meta:editing-duration>PT12M28S</meta:editing-duration>
    <meta:editing-cycles>2</meta:editing-cycles>
    <meta:generator>LibreOffice/24.2.7.2$Linux_X86_64 LibreOffice_project/420$Build-2</meta:generator>
    <meta:print-date>2026-02-06T12:14:00.120690532</meta:print-date>
    <meta:printed-by>Fichiers PDF</meta:printed-by>
    <meta:document-statistic meta:object-count="2"/>
  </office:meta>
</office:document-meta>
</file>